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" fo:font-size="8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style:text-underline-style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 style:text-underline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4" table:default-cell-style-name="ce5"/>
        <table:table-column table:style-name="co1" table:default-cell-style-name="ce7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Материалисты</text:p>
          </table:table-cell>
          <table:table-cell table:style-name="ce6" office:value-type="string">
            <text:p>Идеологи, <text:s/>философы- идеалист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</text:span><text:span text:style-name="T1">рода географии, </text:span><text:span text:style-name="T1">топология</text:span></text:p>
          </table:table-cell>
          <table:table-cell office:value-type="string">
            <text:p>Материальные пространства <text:s text:c="2"/><text:span text:style-name="T2">размеры и форма </text:span><text:span text:style-name="T2">материальных </text:span><text:span text:style-name="T2">объектов,</text:span></text:p>
            <text:p><text:span text:style-name="T3">расстояния между </text:span><text:span text:style-name="T3">материальными </text:span><text:span text:style-name="T3">объектами</text:span><text:span text:style-name="T5">, Водные, </text:span><text:span text:style-name="T5">воздушные, земные, </text:span><text:span text:style-name="T5">космические и прочие </text:span><text:span text:style-name="T5">пространства</text:span></text:p>
          </table:table-cell>
          <table:table-cell office:value-type="string">
            <text:p>Идеальные пространства <text:span text:style-name="T2">места </text:span><text:span text:style-name="T2">поклонения, <text:s text:c="2"/></text:span><text:span text:style-name="T2">сакральные <text:s/>и </text:span><text:span text:style-name="T2">ритуальные <text:s/></text:span><text:span text:style-name="T2">пространства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</text:span><text:span text:style-name="T2">атмосфера, океаны, </text:span><text:span text:style-name="T2">острова, горы, </text:span><text:span text:style-name="T2">пустыни , рельеф, и </text:span><text:span text:style-name="T2">прочее. </text:span></text:p>
            <text:p><text:span text:style-name="T3">интерьер и </text:span><text:span text:style-name="T3">экстерьер,</text:span></text:p>
            <text:p><text:span text:style-name="T3">вещи в широком </text:span><text:span text:style-name="T3">смысле</text:span></text:p>
          </table:table-cell>
          <table:table-cell table:style-name="ce3" office:value-type="string">
            <text:p>Материалистическая философия <text:span text:style-name="T1">механика, физика, </text:span><text:span text:style-name="T1">химия, </text:span><text:span text:style-name="T1">материаловедение и </text:span><text:span text:style-name="T1">прочие</text:span></text:p>
          </table:table-cell>
          <table:table-cell office:value-type="string">
            <text:p>Идеальная материальная реальность <text:span text:style-name="T2">символические </text:span><text:span text:style-name="T2">материальные </text:span><text:span text:style-name="T2">реальности, </text:span><text:span text:style-name="T2">государственные </text:span><text:span text:style-name="T2">символы, <text:s/></text:span><text:span text:style-name="T2">драгоценности, </text:span><text:span text:style-name="T2">памятники,</text:span></text:p>
            <text:p><text:span text:style-name="T2">идеологизированные </text:span><text:span text:style-name="T2">вещества и вещи, </text:span><text:span text:style-name="T2">ювелирные изделия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4">изобразительное </text:span><text:span text:style-name="T4">искусство, </text:span><text:span text:style-name="T4">фоторафия, </text:span><text:span text:style-name="T4">ценности </text:span><text:span text:style-name="T4">пространства</text:span></text:p>
          </table:table-cell>
          <table:table-cell office:value-type="string">
            <text:p>Материалистические идеи и ценности <text:span text:style-name="T2">Идеи материальной </text:span><text:span text:style-name="T2">культуры в широком </text:span><text:span text:style-name="T2">смысле, </text:span></text:p>
            <text:p><text:span text:style-name="T2">идеи вещей, </text:span><text:span text:style-name="T2">материальные </text:span><text:span text:style-name="T2">ценности,ценности </text:span><text:span text:style-name="T2">производства. </text:span><text:span text:style-name="T3">Понятия о нормах </text:span><text:span text:style-name="T3">потребления и его </text:span><text:span text:style-name="T3">ценностях. </text:span><text:span text:style-name="T3">Потребительская </text:span><text:span text:style-name="T3">мораль</text:span></text:p>
          </table:table-cell>
          <table:table-cell table:style-name="ce3" office:value-type="string">
            <text:p>Идеалистическая философия <text:span text:style-name="T6">литературная и </text:span><text:span text:style-name="T6">художественная </text:span><text:span text:style-name="T6">критики, </text:span><text:span text:style-name="T6">искусствознание</text:span></text:p>
          </table:table-cell>
          <table:table-cell table:number-columns-repeated="242"/>
        </table:table-row>
        <table:table-row table:style-name="ro1" table:number-rows-repeated="65531">
          <table:table-cell table:number-columns-repeated="246"/>
        </table:table-row>
        <table:table-row table:style-name="ro1"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.09.2009</text:date>, <text:time>10:34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9-12T10:34:10</dc:date>
    <dc:language>ru-RU</dc:language>
    <meta:editing-cycles>3</meta:editing-cycles>
    <meta:editing-duration>PT00H05M30S</meta:editing-duration>
    <meta:document-statistic meta:table-count="1" meta:cell-count="16" meta:object-count="0"/>
    <meta:user-defined meta:name="Info 1"/>
    <meta:user-defined meta:name="Info 2"/>
    <meta:user-defined meta:name="Info 3"/>
    <meta:user-defined meta:name="Info 4"/>
  </office:meta>
</office:document-meta>
</file>